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Helvetica, Arial, sans-serif"/>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Noto Serif CJK SC Medium" svg:font-family="'Noto Serif CJK SC Medium'" style:font-family-generic="roman"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741cm" style:auto-text-indent="false"/>
      <style:text-properties officeooo:paragraph-rsid="0019540c"/>
    </style:style>
    <style:style style:name="P3" style:family="paragraph" style:parent-style-name="Standard">
      <style:paragraph-properties fo:margin-left="0cm" fo:margin-right="0cm" fo:orphans="2" fo:widows="2" fo:text-indent="0.741cm" style:auto-text-indent="false"/>
      <style:text-properties officeooo:paragraph-rsid="001ad6fc"/>
    </style:style>
    <style:style style:name="P4" style:family="paragraph" style:parent-style-name="Standard">
      <style:text-properties fo:color="#000000" loext:opacity="100%" fo:font-size="15pt" officeooo:rsid="0017b73f" style:font-size-asian="15pt" style:font-size-complex="15pt"/>
    </style:style>
    <style:style style:name="P5" style:family="paragraph" style:parent-style-name="Standard">
      <style:text-properties officeooo:paragraph-rsid="001aee0b"/>
    </style:style>
    <style:style style:name="P6" style:family="paragraph" style:parent-style-name="Standard">
      <style:paragraph-properties fo:margin-left="0cm" fo:margin-right="0cm" fo:orphans="2" fo:widows="2" fo:text-indent="0.741cm" style:auto-text-indent="false"/>
      <style:text-properties fo:font-variant="normal" fo:text-transform="none" fo:color="#000000" loext:opacity="100%" style:font-name="Noto Serif CJK SC Medium" fo:font-size="15pt" fo:letter-spacing="normal" officeooo:rsid="001e5a26" officeooo:paragraph-rsid="001ad6fc" style:font-name-asian="Noto Serif CJK SC Medium" style:font-size-asian="15pt" style:font-style-asian="normal" style:font-weight-asian="normal" style:font-size-complex="15pt"/>
    </style:style>
    <style:style style:name="P7" style:family="paragraph" style:parent-style-name="Standard">
      <style:paragraph-properties fo:margin-left="0cm" fo:margin-right="0cm" fo:orphans="2" fo:widows="2" fo:text-indent="0.741cm" style:auto-text-indent="false"/>
      <style:text-properties fo:font-variant="normal" fo:text-transform="none" fo:color="#000000" loext:opacity="100%" style:font-name="Noto Serif CJK SC Medium" fo:font-size="15pt" fo:letter-spacing="normal" officeooo:rsid="0017b73f" style:font-name-asian="Noto Serif CJK SC Medium" style:font-size-asian="15pt" style:font-style-asian="normal" style:font-weight-asian="normal" style:font-size-complex="15pt"/>
    </style:style>
    <style:style style:name="P8" style:family="paragraph" style:parent-style-name="Standard">
      <style:paragraph-properties fo:margin-left="0cm" fo:margin-right="0cm" fo:orphans="2" fo:widows="2" fo:text-indent="0cm" style:auto-text-indent="false"/>
      <style:text-properties fo:font-variant="normal" fo:text-transform="none" fo:color="#000000" loext:opacity="100%" style:font-name="Noto Serif CJK SC Medium" fo:font-size="15pt" fo:letter-spacing="normal" officeooo:rsid="0019540c" style:font-name-asian="Noto Serif CJK SC Medium" style:font-size-asian="15pt" style:font-style-asian="normal" style:font-weight-asian="normal" style:font-size-complex="15pt"/>
    </style:style>
    <style:style style:name="P9" style:family="paragraph" style:parent-style-name="Standard">
      <style:text-properties fo:font-variant="normal" fo:text-transform="none" style:text-line-through-style="none" style:text-line-through-type="none" style:font-name="Lucida Grande" fo:font-size="14pt" fo:letter-spacing="normal" fo:font-style="normal" style:text-underline-style="none" fo:font-weight="normal" style:text-blinking="false"/>
    </style:style>
    <style:style style:name="P10" style:family="paragraph" style:parent-style-name="Standard">
      <style:text-properties fo:font-variant="normal" fo:text-transform="none" style:text-line-through-style="none" style:text-line-through-type="none" style:font-name="Lucida Grande" fo:font-size="14pt" fo:letter-spacing="normal" fo:font-style="normal" style:text-underline-style="none" fo:font-weight="normal" officeooo:rsid="001aee0b" officeooo:paragraph-rsid="001aee0b" style:text-blinking="false"/>
    </style:style>
    <style:style style:name="P11" style:family="paragraph" style:parent-style-name="Standard">
      <style:text-properties officeooo:paragraph-rsid="001f5fc9"/>
    </style:style>
    <style:style style:name="P12" style:family="paragraph" style:parent-style-name="Standard">
      <style:paragraph-properties fo:text-align="center" style:justify-single-word="false"/>
      <style:text-properties officeooo:paragraph-rsid="001f5fc9"/>
    </style:style>
    <style:style style:name="P13" style:family="paragraph" style:parent-style-name="Standard">
      <style:paragraph-properties fo:text-align="end" style:justify-single-word="false"/>
      <style:text-properties fo:font-size="10.5pt" officeooo:paragraph-rsid="001f5fc9" style:font-size-asian="10.5pt" style:font-size-complex="10.5pt"/>
    </style:style>
    <style:style style:name="T1" style:family="text">
      <style:text-properties fo:font-variant="normal" fo:text-transform="none" style:text-line-through-style="none" style:text-line-through-type="none" style:font-name="Lucida Grande" fo:font-size="14pt" fo:letter-spacing="normal" fo:font-style="normal" style:text-underline-style="none" fo:font-weight="normal" style:text-blinking="false"/>
    </style:style>
    <style:style style:name="T2" style:family="text">
      <style:text-properties fo:font-variant="normal" fo:text-transform="none" style:text-line-through-style="none" style:text-line-through-type="none" style:font-name="Lucida Grande" fo:font-size="14pt" fo:letter-spacing="normal" fo:font-style="normal" style:text-underline-style="none" fo:font-weight="normal" officeooo:rsid="001aee0b" style:text-blinking="false"/>
    </style:style>
    <style:style style:name="T3" style:family="text">
      <style:text-properties fo:font-variant="normal" fo:text-transform="none" style:text-line-through-style="none" style:text-line-through-type="none" style:font-name="Lucida Grande" fo:font-size="14pt" fo:letter-spacing="normal" fo:font-style="normal" style:text-underline-style="none" fo:font-weight="normal" officeooo:rsid="001b2be8" style:text-blinking="false"/>
    </style:style>
    <style:style style:name="T4" style:family="text">
      <style:text-properties fo:font-variant="normal" fo:text-transform="none" fo:color="#000000" loext:opacity="100%" style:text-line-through-style="none" style:text-line-through-type="none" style:font-name="Noto Serif CJK SC Medium" fo:font-size="15pt" fo:letter-spacing="normal" style:text-underline-style="none" officeooo:rsid="0017b73f" style:text-blinking="false" style:font-name-asian="Noto Serif CJK SC Medium" style:font-size-asian="15pt" style:font-style-asian="normal" style:font-weight-asian="normal" style:font-size-complex="15pt"/>
    </style:style>
    <style:style style:name="T5" style:family="text">
      <style:text-properties fo:font-variant="normal" fo:text-transform="none" fo:color="#000000" loext:opacity="100%" style:text-line-through-style="none" style:text-line-through-type="none" style:font-name="Noto Serif CJK SC Medium" fo:font-size="15pt" fo:letter-spacing="normal" style:text-underline-style="none" officeooo:rsid="0017b73f" style:text-blinking="false" style:font-name-asian="Noto Serif CJK SC Medium" style:font-size-asian="15pt" style:font-size-complex="15pt"/>
    </style:style>
    <style:style style:name="T6" style:family="text">
      <style:text-properties fo:font-variant="normal" fo:text-transform="none" fo:color="#000000" loext:opacity="100%" style:text-line-through-style="none" style:text-line-through-type="none" style:font-name="Lucida Grande" fo:font-size="17.25pt" fo:letter-spacing="normal" fo:font-style="normal" style:text-underline-style="none" fo:font-weight="normal" officeooo:rsid="001aee0b" style:text-blinking="false"/>
    </style:style>
    <style:style style:name="T7" style:family="text">
      <style:text-properties fo:font-variant="normal" fo:text-transform="none" fo:color="#000000" loext:opacity="100%" style:text-line-through-style="none" style:text-line-through-type="none" style:font-name="Lucida Grande" fo:font-size="17.25pt" fo:letter-spacing="normal" fo:font-style="normal" style:text-underline-style="none" fo:font-weight="normal" officeooo:rsid="001b2be8" style:text-blinking="false"/>
    </style:style>
    <style:style style:name="T8" style:family="text">
      <style:text-properties fo:font-variant="normal" fo:text-transform="none" fo:color="#000000" loext:opacity="100%" style:font-name="Noto Serif CJK SC Medium" fo:font-size="15pt" fo:letter-spacing="normal" officeooo:rsid="0017b73f" style:font-name-asian="Noto Serif CJK SC Medium" style:font-size-asian="15pt" style:font-style-asian="normal" style:font-weight-asian="normal" style:font-size-complex="15pt"/>
    </style:style>
    <style:style style:name="T9" style:family="text">
      <style:text-properties fo:font-variant="normal" fo:text-transform="none" fo:color="#000000" loext:opacity="100%" style:font-name="Noto Serif CJK SC Medium" fo:font-size="15pt" fo:letter-spacing="normal" officeooo:rsid="0019540c" style:font-name-asian="Noto Serif CJK SC Medium" style:font-size-asian="15pt" style:font-style-asian="normal" style:font-weight-asian="normal" style:font-size-complex="15pt"/>
    </style:style>
    <style:style style:name="T10" style:family="text">
      <style:text-properties fo:font-variant="normal" fo:text-transform="none" fo:color="#000000" loext:opacity="100%" style:font-name="Noto Serif CJK SC Medium" fo:font-size="15pt" fo:letter-spacing="normal" officeooo:rsid="001ad6fc" style:font-name-asian="Noto Serif CJK SC Medium" style:font-size-asian="15pt" style:font-style-asian="normal" style:font-weight-asian="normal" style:font-size-complex="15pt"/>
    </style:style>
    <style:style style:name="T11" style:family="text">
      <style:text-properties fo:font-variant="normal" fo:text-transform="none" fo:color="#000000" loext:opacity="100%" style:font-name="Noto Serif CJK SC Medium" fo:font-size="15pt" fo:letter-spacing="normal" officeooo:rsid="001aee0b" style:font-name-asian="Noto Serif CJK SC Medium" style:font-size-asian="15pt" style:font-style-asian="normal" style:font-weight-asian="normal" style:font-size-complex="15pt"/>
    </style:style>
    <style:style style:name="T12" style:family="text">
      <style:text-properties fo:font-variant="normal" fo:text-transform="none" fo:color="#000000" loext:opacity="100%" style:font-name="Noto Serif CJK SC Medium" fo:font-size="15pt" fo:letter-spacing="normal" officeooo:rsid="001b2be8" style:font-name-asian="Noto Serif CJK SC Medium" style:font-size-asian="15pt" style:font-style-asian="normal" style:font-weight-asian="normal" style:font-size-complex="15pt"/>
    </style:style>
    <style:style style:name="T13" style:family="text">
      <style:text-properties fo:font-variant="normal" fo:text-transform="none" fo:color="#000000" loext:opacity="100%" style:font-name="Noto Serif CJK SC Medium" fo:font-size="15pt" fo:letter-spacing="normal" officeooo:rsid="001d20e8" style:font-name-asian="Noto Serif CJK SC Medium" style:font-size-asian="15pt" style:font-style-asian="normal" style:font-weight-asian="normal" style:font-size-complex="15pt"/>
    </style:style>
    <style:style style:name="T14" style:family="text">
      <style:text-properties fo:font-variant="normal" fo:text-transform="none" fo:color="#000000" loext:opacity="100%" style:font-name="Noto Serif CJK SC Medium" fo:font-size="15pt" fo:letter-spacing="normal" officeooo:rsid="001e5a26" style:font-name-asian="Noto Serif CJK SC Medium" style:font-size-asian="15pt" style:font-style-asian="normal" style:font-weight-asian="normal" style:font-size-complex="15pt"/>
    </style:style>
    <style:style style:name="T15" style:family="text">
      <style:text-properties fo:font-variant="normal" fo:text-transform="none" fo:color="#000000" loext:opacity="100%" style:font-name="Noto Serif CJK SC Medium" fo:font-size="15pt" fo:letter-spacing="normal" officeooo:rsid="0017b73f" style:font-name-asian="Noto Serif CJK SC Medium" style:font-size-asian="15pt" style:font-size-complex="15pt"/>
    </style:style>
    <style:style style:name="T16" style:family="text">
      <style:text-properties fo:font-variant="normal" fo:text-transform="none" fo:color="#000000" loext:opacity="100%" style:font-name="Noto Serif CJK SC Medium" fo:font-size="15pt" fo:letter-spacing="normal" officeooo:rsid="0017b73f" style:font-name-asian="Noto Serif CJK SC Medium" style:font-size-asian="15pt" style:font-size-complex="15pt" loext:padding="0cm" loext:border="none"/>
    </style:style>
    <style:style style:name="T17" style:family="text">
      <style:text-properties fo:font-variant="normal" fo:text-transform="none" fo:color="#000000" loext:opacity="100%" style:font-name="Noto Serif CJK SC Medium" fo:font-size="15pt" fo:letter-spacing="normal" fo:font-style="normal" fo:font-weight="normal" officeooo:rsid="0017b73f" style:font-name-asian="Noto Serif CJK SC Medium" style:font-size-asian="15pt" style:font-size-complex="15pt" loext:padding="0cm" loext:border="none"/>
    </style:style>
    <style:style style:name="T18" style:family="text">
      <style:text-properties fo:font-variant="normal" fo:text-transform="none" fo:color="#000000" loext:opacity="100%" style:font-name="Noto Serif CJK SC Medium" fo:font-size="15pt" fo:letter-spacing="normal" fo:font-style="normal" fo:font-weight="normal" officeooo:rsid="001aee0b" style:font-name-asian="Noto Serif CJK SC Medium" style:font-size-asian="15pt" style:font-style-asian="normal" style:font-weight-asian="normal" style:font-size-complex="15pt"/>
    </style:style>
    <style:style style:name="T19" style:family="text">
      <style:text-properties fo:font-variant="normal" fo:text-transform="none" fo:color="#000000" loext:opacity="100%" style:font-name="Lucida Grande" fo:font-size="17.25pt" fo:letter-spacing="normal" fo:font-style="normal" fo:font-weight="normal"/>
    </style:style>
    <style:style style:name="T20" style:family="text">
      <style:text-properties fo:color="#000000" loext:opacity="100%" fo:font-size="15pt" officeooo:rsid="0017b73f" style:font-size-asian="15pt" style:font-size-complex="15pt"/>
    </style:style>
    <style:style style:name="T21" style:family="text">
      <style:text-properties fo:color="#000000" loext:opacity="100%" fo:font-size="15pt" officeooo:rsid="001ad6fc" style:font-size-asian="15pt" style:font-size-complex="15pt"/>
    </style:style>
    <style:style style:name="T22" style:family="text">
      <style:text-properties fo:color="#000000" loext:opacity="100%" style:font-name="Noto Serif CJK SC Medium" fo:font-size="15pt" style:font-name-asian="Noto Serif CJK SC Medium" style:font-size-asian="15pt" style:font-size-complex="15pt"/>
    </style:style>
    <style:style style:name="T23" style:family="text">
      <style:text-properties fo:color="#000000" loext:opacity="100%" style:font-name="Noto Serif CJK SC Medium" fo:font-size="15pt" officeooo:rsid="0017b73f" style:font-name-asian="Noto Serif CJK SC Medium" style:font-size-asian="15pt" style:font-size-complex="15pt"/>
    </style:style>
    <style:style style:name="T24" style:family="text">
      <style:text-properties officeooo:rsid="001f5fc9"/>
    </style:style>
    <style:style style:name="T25" style:family="text">
      <style:text-properties fo:font-size="7.5pt" officeooo:rsid="001f5fc9" style:font-size-asian="7.5pt" style:font-size-complex="7.5pt"/>
    </style:style>
    <style:style style:name="T26" style:family="text">
      <style:text-properties fo:font-size="22pt" officeooo:rsid="001f5fc9" style:font-size-asian="22pt"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tab/><text:span text:style-name="T26">NLP领域的现状研究</text:span></text:p>
      <text:p text:style-name="P13"><text:span text:style-name="T24">计算机003 <text:s text:c="5"/>燕航</text:span></text:p>
      <text:p text:style-name="P11"><text:span text:style-name="T22"><text:tab/>人工智能是近年以来愈发火热的一个领域，我们现在在生活的各个方面、各个角落随处可见人工智能的影子。例如停车场、单位、小区等等地方的入口都会有车牌识别，通过摄像头捕捉到车牌的图像，进行快速分析，这是人工智能在</text:span><text:span text:style-name="T23">CV领域的应用；科幻电影《流浪地球》中人工智能MOSS便是当下人们对于未来人工智能的无限畅想；方便快捷的语音助手Siri以及小度等都是人工智能在语音处理方面的应用；以及最近爆火的chat-gpt是人工智能在NLP领域的应用。人工智能这个框架过于庞大，我的报告从一个具体的领域入手，分析在NLP领域中人工智能水平的发展现状以及前景估计。</text:span></text:p>
      <text:p text:style-name="P2"><text:span text:style-name="T8">自然语言处理是一门融</text:span><text:a xlink:type="simple" xlink:href="https://baike.baidu.com/item/语言学/3632?fromModule=lemma_inlink" office:target-frame-name="_blank" xlink:show="new" text:style-name="Internet_20_link" text:visited-style-name="Visited_20_Internet_20_Link"><text:span text:style-name="T4">语言学</text:span></text:a><text:span text:style-name="T8">、计算机</text:span><text:a xlink:type="simple" xlink:href="https://baike.baidu.com/item/科学/10406?fromModule=lemma_inlink" office:target-frame-name="_blank" xlink:show="new" text:style-name="Internet_20_link" text:visited-style-name="Visited_20_Internet_20_Link"><text:span text:style-name="T4">科学</text:span></text:a><text:span text:style-name="T8">、</text:span><text:a xlink:type="simple" xlink:href="https://baike.baidu.com/item/数学/107037?fromModule=lemma_inlink" office:target-frame-name="_blank" xlink:show="new" text:style-name="Internet_20_link" text:visited-style-name="Visited_20_Internet_20_Link"><text:span text:style-name="T4">数学</text:span></text:a><text:span text:style-name="T8">于一体的</text:span><text:a xlink:type="simple" xlink:href="https://baike.baidu.com/item/科学?fromModule=lemma_inlink" office:target-frame-name="_blank" xlink:show="new" text:style-name="Internet_20_link" text:visited-style-name="Visited_20_Internet_20_Link"><text:span text:style-name="T4">科学</text:span></text:a><text:span text:style-name="T8">。因此，这一领域的研究将涉及</text:span><text:a xlink:type="simple" xlink:href="https://baike.baidu.com/item/自然语言/4146019?fromModule=lemma_inlink" office:target-frame-name="_blank" xlink:show="new" text:style-name="Internet_20_link" text:visited-style-name="Visited_20_Internet_20_Link"><text:span text:style-name="T4">自然语言</text:span></text:a><text:span text:style-name="T8">，即人们日常使用的</text:span><text:a xlink:type="simple" xlink:href="https://baike.baidu.com/item/语言/72744?fromModule=lemma_inlink" office:target-frame-name="_blank" xlink:show="new" text:style-name="Internet_20_link" text:visited-style-name="Visited_20_Internet_20_Link"><text:span text:style-name="T4">语言</text:span></text:a><text:span text:style-name="T8">，所以它与</text:span><text:a xlink:type="simple" xlink:href="https://baike.baidu.com/item/语言学/3632?fromModule=lemma_inlink" office:target-frame-name="_blank" xlink:show="new" text:style-name="Internet_20_link" text:visited-style-name="Visited_20_Internet_20_Link"><text:span text:style-name="T4">语言学</text:span></text:a><text:span text:style-name="T8">的研究有着密切的联系，但又有重要的区别。自然语言处理并不是一般地研究自然语言，而在于研制能有效地实现自然语言通信的</text:span><text:a xlink:type="simple" xlink:href="https://baike.baidu.com/item/计算机系统/7210959?fromModule=lemma_inlink" office:target-frame-name="_blank" xlink:show="new" text:style-name="Internet_20_link" text:visited-style-name="Visited_20_Internet_20_Link"><text:span text:style-name="T4">计算机系统</text:span></text:a><text:span text:style-name="T8">，特别是其中的</text:span><text:a xlink:type="simple" xlink:href="https://baike.baidu.com/item/软件系统/224122?fromModule=lemma_inlink" office:target-frame-name="_blank" xlink:show="new" text:style-name="Internet_20_link" text:visited-style-name="Visited_20_Internet_20_Link"><text:span text:style-name="T4">软件系统</text:span></text:a><text:span text:style-name="T8">。因而它是计算机科学的一部分</text:span><text:span text:style-name="T16"> </text:span><text:span text:style-name="T17">[1]</text:span><text:bookmark text:name="ref_[1]_18784"/><text:span text:style-name="T5"> </text:span><text:span text:style-name="T15"> </text:span><text:span text:style-name="T8">。在</text:span><text:span text:style-name="T9">NLP的早期阶段，人工智能仅限于简单的对话和翻译等功能，并且对于功能的实现有所限制，整个系统很简单，各种问题尚未解决。上世纪90年代开始，由于Machine Learning 技术的兴起，NLP得到了技术支持，获得了长足的发展。基于此项技术，各种搜索引擎以及翻译软件如雨后春笋，并且水平与技术相比之前有了质的飞跃。再到2008年左右，Deep Learning 的出现又给NLP领域的发展添加动力。在神经网络（实际上神经网络技术在上个世纪便提出了，直到本世纪才加以利用）中，机器难以理解的人类语言文本得到了很好的表示。各种学习模型层出不穷</text:span><text:span text:style-name="T10">：RNN、LSTM、BiLSTM等等都是把人类的语言放到神经网络中进行表示，逐渐尝试着克服catastrophic forgetting、注意力分散等等问题。并且很大程度上解决了我们生活中所面临的问题，帮助人类科技进步，社会发展，起着功不可没的作用。</text:span></text:p>
      <text:p text:style-name="P3"><text:span text:style-name="T9">一项划时代的技术在2017年前后出现</text:span><text:span text:style-name="T10">，一篇论文的横空出世，标志这NLP的发展进入了一个全新的领域：《Attention Is All You Need》[2]，在这篇论文中，作者提出的注意力机制，彻底解决了NLP领域中无法对重点单词（字）进行更多关注的问题，引用论文的原文“We are excited about the future of attention-based models and plan to </text:span><text:soft-page-break/><text:span text:style-name="T10">apply them to other tasks. We plan to extend the Transformer to problems involving input and output modalities other than text and to investigate local, restricted attention mechanisms to efficiently handle large inputs and outputs such as images, audio and video. Making generation less sequential is another research goals of ours.”</text:span></text:p>
      <text:p text:style-name="P3"><text:span text:style-name="T10">当人们以为上述论文已经是</text:span><text:span text:style-name="T11">NLP领域一篇地位难以被撼动的文章时，仅仅在一年之后，NLP领域发生了天翻地覆的变化。Google 公司推出了BERT 模型，这个模型出自《</text:span><text:span text:style-name="T18">BERT: Pre-training of Deep Bidirectional Transformers for Language Understanding</text:span><text:span text:style-name="T11">》[3]。这篇论文主要是基于《Attention Is All You Need》，将transformer 模型中的 Decoder 部分舍去，主要保留了其中的Encoder 部分，利用其多头机制[4]</text:span><text:span text:style-name="T12">以及注意力机制、MASK机制[5]等等方面，耗费多块TPU、大量的时间、无数的人才合作以及难以估量的耗电量，最终计算得到了</text:span><text:span text:style-name="T13">一个大小约为440M的.ckpt文件，里面保存了bert模型110M个的参数。至此，NLP领域彻底宣告进入全新的时代。现在绝大部分的NLP研究已经不是普通的个人或者是小型研究所可以顺利进行的了。大多数人没有人力物力去进行这样庞大的实验。人们现在主要进行研究的方式是基于各种语言模型（Language Model, LM），利用各种大公司以及研究机构所处理好的基础语言表达，我们在他们的模型前后接上一些额外的层（eg. 全连接层、SoftMax)等，加上我们将数据处理成相应的格式，来做一些DownStream Task 。至于从头计算训练得到语言模型的参数，已经不是普通研究人员可以考虑的了。为了让人们用到更好的语言模型，更方便的进行NLP领域的研究，位于美国纽约的一家公司成立了Hugging Face 社区，旨在帮助全世界的人免费的享受到各种LLM（Large Language Model）带来的便利以及性能方面的提升。目前，Hugging Face 社区几乎成了NLP领域人尽皆知的名字，里面包含了Bert、transformer、gpt2等等常见的模型。其中transformers库更是必不可少的。还有各种常见的数据库以及处理函数，帮助每一个NLP研究者开展自己的研究。</text:span></text:p>
      <text:p text:style-name="P3"><text:span text:style-name="T13">而在2022与2023年交接之时，NLP领域又出现了惊天动地的大事件。chatgpt的横空出世</text:span><text:span text:style-name="T14">，让全世界无数人都为之惊叹，甚至不少人发出了“我很快就要被人工智能取代了”的感慨。美国最近调查中显示，有九成</text:span><text:soft-page-break/><text:span text:style-name="T14">中学生用其完成家庭作业，为此美国多个地方出台禁令禁止使用chatgpt。此外，这还是一款人类历史中注册用户数量最快突破一百万人次的软件——仅仅用时5天！而截至目前，此软件注册人数已经过亿。如此令人哗然的人工智能出自美国著名的人工智能公司OpenAI，这个公司还产生了多个令人惊叹的NLP模型（eg.gpt2、gpt3）。chatgpt可以帮你写代码，可以和你聊天，可以帮助你解决很多问题，而提问方式也和传统的搜索引擎有了很大的区别。就好像你真的在和人对话一样，不用刻意去构思怎么说，他可以从你的话中理解到你想干什么。甚至，chatgpt通过了Google公司的招聘，而微软公司也将自家的搜索引擎必应和chatgpt融合，来吸引更多用户。</text:span></text:p>
      <text:p text:style-name="P6">在过去的几十年尤其是过去的十五年内，NLP领域迎来了井喷式的增长，无数的科研工作者的奋斗造就了今日NLP领域的繁荣。对于未来，很有可能人工智能将彻底融入我们的生活，AGI（Artificial General Intelligence)的时代已经离我们不远了。不止是在NLP领域，人工智能已经在各个领域百花齐放，带领着人类文明继续向前发展。引用人工智能界大牛吴恩达的一句话“Keep Learning！”，在时代快速发展的今天，每一个人都要做到活到老，学到老。跟上人工智能的步伐，历史的车轮在滚滚向前，我们每个人都是时代的弄潮儿！</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text:span text:style-name="T8">参考资料</text:span><text:span text:style-name="T9">：</text:span></text:p>
      <text:p text:style-name="P1"><text:span text:style-name="T9"><text:tab/>[1]百度百科：</text:span><text:a xlink:type="simple" xlink:href="https://baike.baidu.com/item/自然语言处理/365730?fr=aladdin" text:style-name="Internet_20_link" text:visited-style-name="Visited_20_Internet_20_Link">https://baike.baidu.com/item/%E8%87%AA%E7%84%B6%E8%AF%AD%E8%A8%80%E5%A4%84%E7%90%86/365730?fr=aladdin</text:a></text:p>
      <text:p text:style-name="P8"><text:tab/></text:p>
      <text:p text:style-name="P4"><text:soft-page-break/></text:p>
      <text:p text:style-name="Standard"><text:span text:style-name="T20"><text:tab/></text:span><text:span text:style-name="T21">[2]</text:span><text:a xlink:type="simple" xlink:href="https://arxiv.org/search/cs?searchtype=author&amp;query=Vaswani%2C+A" text:style-name="Internet_20_link" text:visited-style-name="Visited_20_Internet_20_Link"><text:span text:style-name="T1">Ashish Vaswani</text:span></text:a><text:span text:style-name="T19">, </text:span><text:a xlink:type="simple" xlink:href="https://arxiv.org/search/cs?searchtype=author&amp;query=Shazeer%2C+N" text:style-name="Internet_20_link" text:visited-style-name="Visited_20_Internet_20_Link"><text:span text:style-name="T1">Noam Shazeer</text:span></text:a><text:span text:style-name="T19">, </text:span><text:a xlink:type="simple" xlink:href="https://arxiv.org/search/cs?searchtype=author&amp;query=Parmar%2C+N" text:style-name="Internet_20_link" text:visited-style-name="Visited_20_Internet_20_Link"><text:span text:style-name="T1">Niki Parmar</text:span></text:a><text:span text:style-name="T19">, </text:span><text:a xlink:type="simple" xlink:href="https://arxiv.org/search/cs?searchtype=author&amp;query=Uszkoreit%2C+J" text:style-name="Internet_20_link" text:visited-style-name="Visited_20_Internet_20_Link"><text:span text:style-name="T1">Jakob Uszkoreit</text:span></text:a><text:span text:style-name="T19">, </text:span><text:a xlink:type="simple" xlink:href="https://arxiv.org/search/cs?searchtype=author&amp;query=Jones%2C+L" text:style-name="Internet_20_link" text:visited-style-name="Visited_20_Internet_20_Link"><text:span text:style-name="T1">Llion Jones</text:span></text:a><text:span text:style-name="T19">, </text:span><text:a xlink:type="simple" xlink:href="https://arxiv.org/search/cs?searchtype=author&amp;query=Gomez%2C+A+N" text:style-name="Internet_20_link" text:visited-style-name="Visited_20_Internet_20_Link"><text:span text:style-name="T1">Aidan N. Gomez</text:span></text:a><text:span text:style-name="T19">, </text:span><text:a xlink:type="simple" xlink:href="https://arxiv.org/search/cs?searchtype=author&amp;query=Kaiser%2C+L" text:style-name="Internet_20_link" text:visited-style-name="Visited_20_Internet_20_Link"><text:span text:style-name="T1">Lukasz Kaiser</text:span></text:a><text:span text:style-name="T19">, </text:span><text:a xlink:type="simple" xlink:href="https://arxiv.org/search/cs?searchtype=author&amp;query=Polosukhin%2C+I" text:style-name="Internet_20_link" text:visited-style-name="Visited_20_Internet_20_Link"><text:span text:style-name="T1">Illia</text:span></text:a><text:a xlink:type="simple" xlink:href="https://arxiv.org/search/cs?searchtype=author&amp;query=Polosukhin%2C+I" text:style-name="Internet_20_link" text:visited-style-name="Visited_20_Internet_20_Link"><text:span text:style-name="T2">。</text:span></text:a><text:a xlink:type="simple" xlink:href="https://arxiv.org/search/cs?searchtype=author&amp;query=Polosukhin%2C+I" text:style-name="Internet_20_link" text:visited-style-name="Visited_20_Internet_20_Link">Polosukhin</text:a><text:span text:style-name="T1">.</text:span><text:a xlink:type="simple" xlink:href="https://arxiv.org/abs/1706.03762" text:style-name="Internet_20_link" text:visited-style-name="Visited_20_Internet_20_Link">arxiv.org/abs/1706.03762</text:a></text:p>
      <text:p text:style-name="P9"/>
      <text:p text:style-name="P5"><text:span text:style-name="T1"><text:tab/></text:span><text:span text:style-name="T2">[3]</text:span><text:a xlink:type="simple" xlink:href="https://arxiv.org/search/cs?searchtype=author&amp;query=Devlin%2C+J" text:style-name="Internet_20_link" text:visited-style-name="Visited_20_Internet_20_Link">Jacob Devlin</text:a><text:span text:style-name="T6">, </text:span><text:a xlink:type="simple" xlink:href="https://arxiv.org/search/cs?searchtype=author&amp;query=Chang%2C+M" text:style-name="Internet_20_link" text:visited-style-name="Visited_20_Internet_20_Link"><text:span text:style-name="T2">Ming-Wei Chang</text:span></text:a><text:span text:style-name="T6">, </text:span><text:a xlink:type="simple" xlink:href="https://arxiv.org/search/cs?searchtype=author&amp;query=Lee%2C+K" text:style-name="Internet_20_link" text:visited-style-name="Visited_20_Internet_20_Link"><text:span text:style-name="T2">Kenton Lee</text:span></text:a><text:span text:style-name="T6">, </text:span><text:a xlink:type="simple" xlink:href="https://arxiv.org/search/cs?searchtype=author&amp;query=Toutanova%2C+K" text:style-name="Internet_20_link" text:visited-style-name="Visited_20_Internet_20_Link">Kristina Toutanova</text:a><text:span text:style-name="T2">.arxiv.org/abs/1810.04805</text:span></text:p>
      <text:p text:style-name="P10"/>
      <text:p text:style-name="P5"><text:span text:style-name="T2"><text:tab/>[4]</text:span><text:a xlink:type="simple" xlink:href="https://arxiv.org/search/cs?searchtype=author&amp;query=Li%2C+J" text:style-name="Internet_20_link" text:visited-style-name="Visited_20_Internet_20_Link">Jian Li</text:a><text:span text:style-name="T6">, </text:span><text:a xlink:type="simple" xlink:href="https://arxiv.org/search/cs?searchtype=author&amp;query=Tu%2C+Z" text:style-name="Internet_20_link" text:visited-style-name="Visited_20_Internet_20_Link"><text:span text:style-name="T2">Zhaopeng Tu</text:span></text:a><text:span text:style-name="T6">, </text:span><text:a xlink:type="simple" xlink:href="https://arxiv.org/search/cs?searchtype=author&amp;query=Yang%2C+B" text:style-name="Internet_20_link" text:visited-style-name="Visited_20_Internet_20_Link"><text:span text:style-name="T2">Baosong Yang</text:span></text:a><text:span text:style-name="T6">, </text:span><text:a xlink:type="simple" xlink:href="https://arxiv.org/search/cs?searchtype=author&amp;query=Lyu%2C+M+R" text:style-name="Internet_20_link" text:visited-style-name="Visited_20_Internet_20_Link"><text:span text:style-name="T2">Michael R. Lyu</text:span></text:a><text:span text:style-name="T6">, </text:span><text:a xlink:type="simple" xlink:href="https://arxiv.org/search/cs?searchtype=author&amp;query=Zhang%2C+T" text:style-name="Internet_20_link" text:visited-style-name="Visited_20_Internet_20_Link">Tong Zhang</text:a><text:span text:style-name="T2">.arxiv.org/abs/1810.10183</text:span></text:p>
      <text:p text:style-name="P10"/>
      <text:p text:style-name="P5"><text:span text:style-name="T2"><text:tab/></text:span><text:span text:style-name="T3">[5]</text:span><text:a xlink:type="simple" xlink:href="https://arxiv.org/search/cs?searchtype=author&amp;query=He%2C+K" text:style-name="Internet_20_link" text:visited-style-name="Visited_20_Internet_20_Link">Kaiming He</text:a><text:span text:style-name="T7">, </text:span><text:a xlink:type="simple" xlink:href="https://arxiv.org/search/cs?searchtype=author&amp;query=Gkioxari%2C+G" text:style-name="Internet_20_link" text:visited-style-name="Visited_20_Internet_20_Link"><text:span text:style-name="T3">Georgia Gkioxari</text:span></text:a><text:span text:style-name="T7">, </text:span><text:a xlink:type="simple" xlink:href="https://arxiv.org/search/cs?searchtype=author&amp;query=Dollár%2C+P" text:style-name="Internet_20_link" text:visited-style-name="Visited_20_Internet_20_Link"><text:span text:style-name="T3">Piotr Dollár</text:span></text:a><text:span text:style-name="T7">, </text:span><text:a xlink:type="simple" xlink:href="https://arxiv.org/search/cs?searchtype=author&amp;query=Girshick%2C+R" text:style-name="Internet_20_link" text:visited-style-name="Visited_20_Internet_20_Link">Ross Girshick</text:a><text:span text:style-name="T3">.arxiv.org/abs/1703.0687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Helvetica, Arial, sans-serif"/>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Noto Serif CJK SC Medium" svg:font-family="'Noto Serif CJK SC Medium'"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CJK SC" style:font-family-complex="'Noto Sans CJK SC'"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CJK SC1" style:font-family-complex="'Noto Sans CJK SC'"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9T21:32:22.195852657</meta:creation-date>
    <meta:generator>LibreOffice/7.3.7.2$Linux_X86_64 LibreOffice_project/30$Build-2</meta:generator>
    <dc:date>2023-02-09T22:42:39.676503693</dc:date>
    <meta:editing-duration>PT34M54S</meta:editing-duration>
    <meta:editing-cycles>5</meta:editing-cycles>
    <meta:document-statistic meta:table-count="0" meta:image-count="0" meta:object-count="0" meta:page-count="4" meta:paragraph-count="15" meta:word-count="2141" meta:character-count="3471" meta:non-whitespace-character-count="3312"/>
  </office:meta>
</office:document-meta>
</file>